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Tahoma" svg:font-family="Tahoma" style:font-family-generic="swiss" style:font-pitch="variable"/>
    <style:font-face style:name="Tahoma2" svg:font-family="Tahoma" style:font-adornments="Fett" style:font-family-generic="swiss" style:font-pitch="variable"/>
    <style:font-face style:name="Tahoma3" svg:font-family="Tahoma" style:font-adornments="Kursiv" style:font-family-generic="swiss" style:font-pitch="variable"/>
    <style:font-face style:name="Tahoma1" svg:font-family="Tahoma" style:font-adornments="Standar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start" style:justify-single-word="false"/>
      <style:text-properties officeooo:rsid="007cd5ac" officeooo:paragraph-rsid="007cd5ac"/>
    </style:style>
    <style:style style:name="P2" style:family="paragraph" style:parent-style-name="Footer">
      <style:text-properties officeooo:rsid="00846ab1" officeooo:paragraph-rsid="00846ab1"/>
    </style:style>
    <style:style style:name="P3" style:family="paragraph" style:parent-style-name="Text_20_body">
      <style:text-properties officeooo:rsid="00813003" officeooo:paragraph-rsid="00813003"/>
    </style:style>
    <style:style style:name="P4" style:family="paragraph" style:parent-style-name="Text_20_body">
      <style:paragraph-properties fo:text-align="center" style:justify-single-word="false"/>
      <style:text-properties officeooo:rsid="00813003" officeooo:paragraph-rsid="00813003"/>
    </style:style>
    <style:style style:name="P5" style:family="paragraph" style:parent-style-name="Text_20_body">
      <style:paragraph-properties fo:text-align="center" style:justify-single-word="false"/>
      <style:text-properties fo:font-size="14pt" officeooo:rsid="00813003" officeooo:paragraph-rsid="00813003" style:font-size-asian="14pt" style:font-size-complex="14pt"/>
    </style:style>
    <style:style style:name="P6" style:family="paragraph" style:parent-style-name="Text_20_body">
      <style:paragraph-properties fo:text-align="center" style:justify-single-word="false"/>
      <style:text-properties fo:font-weight="bold" officeooo:rsid="00813003" officeooo:paragraph-rsid="00813003" style:font-weight-asian="bold" style:font-weight-complex="bold"/>
    </style:style>
    <style:style style:name="P7" style:family="paragraph" style:parent-style-name="Text_20_body">
      <style:text-properties officeooo:rsid="008d409e" officeooo:paragraph-rsid="008d409e"/>
    </style:style>
    <style:style style:name="P8" style:family="paragraph" style:parent-style-name="Standard">
      <style:paragraph-properties fo:text-align="center" style:justify-single-word="false"/>
      <style:text-properties style:font-name="Tahoma" fo:font-size="11pt" style:font-size-asian="11pt" style:font-size-complex="11pt"/>
    </style:style>
    <style:style style:name="P9" style:family="paragraph" style:parent-style-name="Title">
      <style:text-properties officeooo:rsid="00940677" officeooo:paragraph-rsid="00940677"/>
    </style:style>
    <style:style style:name="P10" style:family="paragraph" style:parent-style-name="Contents_20_1">
      <style:paragraph-properties>
        <style:tab-stops>
          <style:tab-stop style:position="0.45cm"/>
          <style:tab-stop style:position="17cm" style:type="right" style:leader-style="dotted" style:leader-text="."/>
        </style:tab-stops>
      </style:paragraph-properties>
    </style:style>
    <style:style style:name="P11" style:family="paragraph" style:parent-style-name="Heading_20_2" style:list-style-name="Numbering_20_2"/>
    <style:style style:name="P12" style:family="paragraph" style:parent-style-name="Heading_20_2">
      <style:text-properties officeooo:rsid="0097970b" officeooo:paragraph-rsid="0097970b"/>
    </style:style>
    <style:style style:name="P13" style:family="paragraph" style:parent-style-name="Heading_20_2">
      <style:text-properties officeooo:rsid="00986a21" officeooo:paragraph-rsid="00986a21"/>
    </style:style>
    <style:style style:name="P14" style:family="paragraph" style:parent-style-name="Heading_20_2">
      <style:text-properties officeooo:rsid="009d07b2" officeooo:paragraph-rsid="009d07b2"/>
    </style:style>
    <style:style style:name="P15" style:family="paragraph" style:parent-style-name="Heading_20_2">
      <style:text-properties officeooo:rsid="00a1b0da" officeooo:paragraph-rsid="00a1b0da"/>
    </style:style>
    <style:style style:name="P16" style:family="paragraph" style:parent-style-name="Heading_20_2">
      <style:text-properties officeooo:rsid="00a357d4" officeooo:paragraph-rsid="00a357d4"/>
    </style:style>
    <style:style style:name="P17" style:family="paragraph" style:parent-style-name="Heading_20_2">
      <style:text-properties officeooo:rsid="00a4edcc" officeooo:paragraph-rsid="00a4edcc"/>
    </style:style>
    <style:style style:name="P18" style:family="paragraph" style:parent-style-name="Heading_20_2">
      <style:text-properties officeooo:rsid="00ab7367" officeooo:paragraph-rsid="00ab7367"/>
    </style:style>
    <style:style style:name="P19" style:family="paragraph" style:parent-style-name="Heading_20_2">
      <style:text-properties officeooo:rsid="00ad30e1" officeooo:paragraph-rsid="00ad30e1"/>
    </style:style>
    <style:style style:name="P20" style:family="paragraph" style:parent-style-name="Heading_20_2">
      <style:text-properties officeooo:rsid="00b98584" officeooo:paragraph-rsid="00b98584"/>
    </style:style>
    <style:style style:name="P21" style:family="paragraph" style:parent-style-name="Contents_20_3">
      <style:paragraph-properties>
        <style:tab-stops>
          <style:tab-stop style:position="1.002cm"/>
          <style:tab-stop style:position="16.002cm" style:type="right" style:leader-style="dotted" style:leader-text="."/>
        </style:tab-stops>
      </style:paragraph-properties>
    </style:style>
    <style:style style:name="P22" style:family="paragraph" style:parent-style-name="Heading_20_1">
      <style:text-properties officeooo:rsid="00a3ff04" officeooo:paragraph-rsid="00a3ff04"/>
    </style:style>
    <style:style style:name="P23" style:family="paragraph" style:parent-style-name="Heading_20_1">
      <style:text-properties officeooo:rsid="00ad30e1" officeooo:paragraph-rsid="00ad30e1"/>
    </style:style>
    <style:style style:name="P24" style:family="paragraph" style:parent-style-name="Heading_20_1" style:master-page-name="Standard">
      <style:paragraph-properties style:page-number="1"/>
      <style:text-properties officeooo:rsid="00974605" officeooo:paragraph-rsid="00974605"/>
    </style:style>
    <style:style style:name="P25" style:family="paragraph" style:parent-style-name="Heading_20_1" style:list-style-name="Numbering_20_2" style:master-page-name="Anhang">
      <style:paragraph-properties style:page-number="1"/>
    </style:style>
    <style:style style:name="P26" style:family="paragraph" style:parent-style-name="Contents_20_2">
      <style:paragraph-properties>
        <style:tab-stops>
          <style:tab-stop style:position="0.801cm"/>
          <style:tab-stop style:position="16.501cm" style:type="right" style:leader-style="dotted" style:leader-text="."/>
        </style:tab-stops>
      </style:paragraph-properties>
    </style:style>
    <style:style style:name="P27" style:family="paragraph" style:parent-style-name="Header">
      <style:text-properties fo:color="#b2b2b2" style:font-name="Tahoma" fo:font-size="10pt" officeooo:rsid="00940677" officeooo:paragraph-rsid="00940677" style:font-size-asian="10pt" style:font-size-complex="10pt"/>
    </style:style>
    <style:style style:name="P28" style:family="paragraph" style:parent-style-name="Standard">
      <style:paragraph-properties fo:text-align="center" style:justify-single-word="false"/>
      <style:text-properties style:font-name="Tahoma" fo:font-size="11pt" officeooo:rsid="0097970b" officeooo:paragraph-rsid="0097970b" style:font-size-asian="11pt" style:font-size-complex="11pt"/>
    </style:style>
    <style:style style:name="P29" style:family="paragraph" style:parent-style-name="Text_20_body" style:master-page-name="First_20_Page">
      <style:paragraph-properties fo:text-align="center" style:justify-single-word="false" style:page-number="auto"/>
      <style:text-properties officeooo:rsid="00813003" officeooo:paragraph-rsid="00813003"/>
    </style:style>
    <style:style style:name="P30" style:family="paragraph" style:parent-style-name="Text_20_body" style:master-page-name="Index">
      <style:paragraph-properties style:page-number="1"/>
      <style:text-properties officeooo:rsid="00747964"/>
    </style:style>
    <style:style style:name="P31" style:family="paragraph" style:parent-style-name="Text_20_body" style:list-style-name="">
      <style:text-properties officeooo:paragraph-rsid="00747964"/>
    </style:style>
    <style:style style:name="P32" style:family="paragraph" style:parent-style-name="Text_20_body">
      <style:text-properties officeooo:rsid="00979e42" officeooo:paragraph-rsid="00979e42"/>
    </style:style>
    <style:style style:name="P33" style:family="paragraph" style:parent-style-name="Text_20_body">
      <style:text-properties officeooo:rsid="00986a21" officeooo:paragraph-rsid="00986a21"/>
    </style:style>
    <style:style style:name="P34" style:family="paragraph" style:parent-style-name="Text_20_body">
      <style:text-properties officeooo:rsid="009e695a" officeooo:paragraph-rsid="009e695a"/>
    </style:style>
    <style:style style:name="P35" style:family="paragraph" style:parent-style-name="Text_20_body">
      <style:text-properties officeooo:rsid="00a1b0da" officeooo:paragraph-rsid="00a1b0da"/>
    </style:style>
    <style:style style:name="P36" style:family="paragraph" style:parent-style-name="Text_20_body">
      <style:text-properties officeooo:rsid="00a357d4" officeooo:paragraph-rsid="00a357d4"/>
    </style:style>
    <style:style style:name="P37" style:family="paragraph" style:parent-style-name="Text_20_body">
      <style:text-properties officeooo:rsid="00a4edcc" officeooo:paragraph-rsid="00a4edcc"/>
    </style:style>
    <style:style style:name="P38" style:family="paragraph" style:parent-style-name="Text_20_body">
      <style:text-properties officeooo:rsid="00a82ddc" officeooo:paragraph-rsid="00a82ddc"/>
    </style:style>
    <style:style style:name="P39" style:family="paragraph" style:parent-style-name="Text_20_body">
      <style:text-properties officeooo:rsid="00ab7367" officeooo:paragraph-rsid="00ab7367"/>
    </style:style>
    <style:style style:name="P40" style:family="paragraph" style:parent-style-name="Text_20_body">
      <style:text-properties officeooo:rsid="00ad0a81" officeooo:paragraph-rsid="00ad0a81"/>
    </style:style>
    <style:style style:name="P41" style:family="paragraph" style:parent-style-name="Text_20_body">
      <style:text-properties officeooo:rsid="00ad4def" officeooo:paragraph-rsid="00ad4def"/>
    </style:style>
    <style:style style:name="P42" style:family="paragraph" style:parent-style-name="Text_20_body">
      <style:text-properties officeooo:rsid="00b12b3f" officeooo:paragraph-rsid="00b12b3f"/>
    </style:style>
    <style:style style:name="P43" style:family="paragraph" style:parent-style-name="Text_20_body">
      <style:text-properties officeooo:rsid="00b50894" officeooo:paragraph-rsid="00b50894"/>
    </style:style>
    <style:style style:name="P44" style:family="paragraph" style:parent-style-name="Text_20_body">
      <style:text-properties officeooo:rsid="00b98584" officeooo:paragraph-rsid="00b98584"/>
    </style:style>
    <style:style style:name="P45" style:family="paragraph" style:parent-style-name="Text_20_body">
      <style:text-properties officeooo:rsid="00bbffb0" officeooo:paragraph-rsid="00bbffb0"/>
    </style:style>
    <style:style style:name="P46" style:family="paragraph" style:parent-style-name="Text_20_body">
      <style:text-properties officeooo:rsid="00bf828f" officeooo:paragraph-rsid="00bf828f"/>
    </style:style>
    <style:style style:name="P47" style:family="paragraph" style:parent-style-name="Text_20_body">
      <style:text-properties officeooo:rsid="00c1fd7e" officeooo:paragraph-rsid="00c55c55"/>
    </style:style>
    <style:style style:name="P48" style:family="paragraph" style:parent-style-name="Text_20_body">
      <style:text-properties officeooo:rsid="00c67c4b" officeooo:paragraph-rsid="00c67c4b"/>
    </style:style>
    <style:style style:name="T1" style:family="text">
      <style:text-properties officeooo:rsid="005fb3e3"/>
    </style:style>
    <style:style style:name="T2" style:family="text">
      <style:text-properties officeooo:rsid="006721de"/>
    </style:style>
    <style:style style:name="T3" style:family="text">
      <style:text-properties officeooo:rsid="00816719"/>
    </style:style>
    <style:style style:name="T4" style:family="text">
      <style:text-properties officeooo:rsid="00847883"/>
    </style:style>
    <style:style style:name="T5" style:family="text">
      <style:text-properties officeooo:rsid="008d0d75"/>
    </style:style>
    <style:style style:name="T6" style:family="text">
      <style:text-properties officeooo:rsid="00971dd8"/>
    </style:style>
    <style:style style:name="T7" style:family="text">
      <style:text-properties fo:color="#b2b2b2" style:font-name="Tahoma"/>
    </style:style>
    <style:style style:name="T8" style:family="text">
      <style:text-properties fo:color="#b2b2b2" style:font-name="Tahoma" officeooo:rsid="00971dd8"/>
    </style:style>
    <style:style style:name="T9" style:family="text">
      <style:text-properties fo:color="#b2b2b2" style:font-name="Tahoma" fo:font-size="10pt" style:font-size-asian="10pt" style:font-size-complex="10pt"/>
    </style:style>
    <style:style style:name="T10" style:family="text">
      <style:text-properties fo:color="#b2b2b2" style:font-name="Tahoma" fo:font-size="10pt" officeooo:rsid="00971dd8" style:font-size-asian="10pt" style:font-size-complex="10pt"/>
    </style:style>
    <style:style style:name="T11" style:family="text">
      <style:text-properties fo:color="#000000"/>
    </style:style>
    <style:style style:name="T12" style:family="text">
      <style:text-properties officeooo:rsid="00974605"/>
    </style:style>
    <style:style style:name="T13" style:family="text">
      <style:text-properties officeooo:rsid="0097970b"/>
    </style:style>
    <style:style style:name="T14" style:family="text">
      <style:text-properties officeooo:rsid="00986a21"/>
    </style:style>
    <style:style style:name="T15" style:family="text">
      <style:text-properties officeooo:rsid="009a3b1a"/>
    </style:style>
    <style:style style:name="T16" style:family="text">
      <style:text-properties officeooo:rsid="009d4a65"/>
    </style:style>
    <style:style style:name="T17" style:family="text">
      <style:text-properties officeooo:rsid="009ed43e"/>
    </style:style>
    <style:style style:name="T18" style:family="text">
      <style:text-properties officeooo:rsid="00a21f1e"/>
    </style:style>
    <style:style style:name="T19" style:family="text">
      <style:text-properties officeooo:rsid="00a60690"/>
    </style:style>
    <style:style style:name="T20" style:family="text">
      <style:text-properties officeooo:rsid="00a9479c"/>
    </style:style>
    <style:style style:name="T21" style:family="text">
      <style:text-properties officeooo:rsid="00ac354b"/>
    </style:style>
    <style:style style:name="T22" style:family="text">
      <style:text-properties officeooo:rsid="00ad8af8"/>
    </style:style>
    <style:style style:name="T23" style:family="text">
      <style:text-properties officeooo:rsid="00b171fb"/>
    </style:style>
    <style:style style:name="T24" style:family="text">
      <style:text-properties officeooo:rsid="00b70887"/>
    </style:style>
    <style:style style:name="T25" style:family="text">
      <style:text-properties officeooo:rsid="00bb3051"/>
    </style:style>
    <style:style style:name="T26" style:family="text">
      <style:text-properties officeooo:rsid="00bdada8"/>
    </style:style>
    <style:style style:name="T27" style:family="text">
      <style:text-properties officeooo:rsid="00c216b6"/>
    </style:style>
    <style:style style:name="T28" style:family="text">
      <style:text-properties officeooo:rsid="00c55c55"/>
    </style:style>
    <style:style style:name="T29" style:family="text">
      <style:text-properties officeooo:rsid="00c7ceba"/>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
      <text:p text:style-name="P4"/>
      <text:p text:style-name="P4"/>
      <text:p text:style-name="P4"><text:span text:style-name="T12">Herbst</text:span> 201<text:span text:style-name="T12">4</text:span></text:p>
      <text:p text:style-name="P4">Fachinformatiker für Anwendungsentwicklung</text:p>
      <text:p text:style-name="P5"/>
      <text:p text:style-name="P5">Dokumentation zur <text:span text:style-name="T12">schulischen</text:span> Projektarbeit</text:p>
      <text:p text:style-name="P5"/>
      <text:p text:style-name="P9"><text:bookmark-start text:name="__RefHeading__681_250894272"/><text:title>IHK Dokumentation mit Deckblatt, Verzeichnissen und Anhang</text:title><text:bookmark-end text:name="__RefHeading__681_250894272"/></text:p>
      <text:p text:style-name="P3"/>
      <text:p text:style-name="P3"/>
      <text:p text:style-name="P4">Abgabetermin: <text:span text:style-name="T13">24. Oktober 2014</text:span></text:p>
      <text:p text:style-name="P4"/>
      <text:p text:style-name="P6">Prüfungsbewerber:</text:p>
      <text:p text:style-name="P8"><text:span text:style-name="T6">Patrick</text:span> <text:span text:style-name="T6">Rupprecht</text:span></text:p>
      <text:p text:style-name="P8"><text:span text:style-name="T6">Ceciliengärten</text:span> <text:span text:style-name="T6">42</text:span></text:p>
      <text:p text:style-name="P8"><text:span text:style-name="T6">12159</text:span> Berlin</text:p>
      <text:p text:style-name="P4"/>
      <text:p text:style-name="P6"><text:span text:style-name="T3">Auftraggeber:</text:span></text:p>
      <text:p text:style-name="P28">Secudrive</text:p>
      <text:p text:style-name="P30"/>
      <text:table-of-content text:style-name="Sect1" text:protected="true" text:name="Inhaltsverzeichnis1">
        <text:table-of-content-source text:outline-level="10" text:relative-tab-stop-position="false">
          <text:index-title-template text:style-name="Contents_20_Heading">Inhaltsverzeichnis</text:index-title-template>
          <text:table-of-content-entry-template text:outline-level="1" text:style-name="Contents_20_1">
            <text:index-entry-link-start text:style-name="Index_20_Link"/>
            <text:index-entry-chapter/>
            <text:index-entry-tab-stop style:type="left" style:position="0.45cm" style:leader-char=" "/>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ab-stop style:type="left" style:position="1.3cm" style:leader-char=" "/>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ab-stop style:type="left" style:position="2cm" style:leader-char=" "/>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ab-stop style:type="left" style:position="1cm" style:leader-char=" "/>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ab-stop style:type="left" style:position="1cm" style:leader-char=" "/>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ab-stop style:type="left" style:position="1cm" style:leader-char=" "/>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ab-stop style:type="left" style:position="1cm" style:leader-char=" "/>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ab-stop style:type="left" style:position="1cm" style:leader-char=" "/>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ab-stop style:type="left" style:position="1cm" style:leader-char=" "/>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ab-stop style:type="left" style:position="1cm" style:leader-char=" "/>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10"><text:a xlink:type="simple" xlink:href="#__RefHeading__585_250894272" text:style-name="Index_20_Link" text:visited-style-name="Index_20_Link">1<text:tab/>Einleitung<text:tab/>1</text:a></text:p>
          <text:p text:style-name="P26"><text:a xlink:type="simple" xlink:href="#__RefHeading__4094_362002097" text:style-name="Index_20_Link" text:visited-style-name="Index_20_Link">1.1<text:tab/>Auftraggeber<text:tab/>1</text:a></text:p>
          <text:p text:style-name="P10"><text:a xlink:type="simple" xlink:href="#__RefHeading__587_250894272" text:style-name="Index_20_Link" text:visited-style-name="Index_20_Link">2<text:tab/>Auftragsbeschreibung<text:tab/>2</text:a></text:p>
          <text:p text:style-name="P10"><text:a xlink:type="simple" xlink:href="#__RefHeading__589_250894272" text:style-name="Index_20_Link" text:visited-style-name="Index_20_Link">3<text:tab/>Problemdefinition<text:tab/>2</text:a></text:p>
          <text:p text:style-name="P10"><text:a xlink:type="simple" xlink:href="#__RefHeading__591_250894272" text:style-name="Index_20_Link" text:visited-style-name="Index_20_Link">4<text:tab/>Erste Auftraggeber wünsche<text:tab/>2</text:a></text:p>
          <text:p text:style-name="P10"><text:a xlink:type="simple" xlink:href="#__RefHeading__593_250894272" text:style-name="Index_20_Link" text:visited-style-name="Index_20_Link">5<text:tab/>Analyse und Entwurf<text:tab/>2</text:a></text:p>
          <text:p text:style-name="P26"><text:a xlink:type="simple" xlink:href="#__RefHeading__595_250894272" text:style-name="Index_20_Link" text:visited-style-name="Index_20_Link">5.1<text:tab/>Ist-Analyse<text:tab/>2</text:a></text:p>
          <text:p text:style-name="P26"><text:a xlink:type="simple" xlink:href="#__RefHeading__611_250894272" text:style-name="Index_20_Link" text:visited-style-name="Index_20_Link">5.2<text:tab/>Zeitplan<text:tab/>2</text:a></text:p>
          <text:p text:style-name="P21"><text:a xlink:type="simple" xlink:href="#__RefHeading__617_250894272" text:style-name="Index_20_Link" text:visited-style-name="Index_20_Link">5.2.1<text:tab/>Konstruktive Qualitätssicherung<text:tab/>2</text:a></text:p>
          <text:p text:style-name="P21"><text:a xlink:type="simple" xlink:href="#__RefHeading__619_250894272" text:style-name="Index_20_Link" text:visited-style-name="Index_20_Link">5.2.2<text:tab/>Analytische Qualitätssicherung<text:tab/>2</text:a></text:p>
          <text:p text:style-name="P10"><text:a xlink:type="simple" xlink:href="#__RefHeading__621_250894272" text:style-name="Index_20_Link" text:visited-style-name="Index_20_Link">6<text:tab/>Durchführung<text:tab/>2</text:a></text:p>
          <text:p text:style-name="P26"><text:a xlink:type="simple" xlink:href="#__RefHeading__623_250894272" text:style-name="Index_20_Link" text:visited-style-name="Index_20_Link">6.1<text:tab/>Softwarerecherche<text:tab/>2</text:a></text:p>
          <text:p text:style-name="P26"><text:a xlink:type="simple" xlink:href="#__RefHeading__625_250894272" text:style-name="Index_20_Link" text:visited-style-name="Index_20_Link">6.2<text:tab/>Entwurf und Design<text:tab/>2</text:a></text:p>
          <text:p text:style-name="P26"><text:a xlink:type="simple" xlink:href="#__RefHeading__627_250894272" text:style-name="Index_20_Link" text:visited-style-name="Index_20_Link">6.3<text:tab/>Tests<text:tab/>2</text:a></text:p>
          <text:p text:style-name="P26"><text:a xlink:type="simple" xlink:href="#__RefHeading__629_250894272" text:style-name="Index_20_Link" text:visited-style-name="Index_20_Link">6.4<text:tab/>Migration der alten Daten<text:tab/>2</text:a></text:p>
          <text:p text:style-name="P26"><text:a xlink:type="simple" xlink:href="#__RefHeading__631_250894272" text:style-name="Index_20_Link" text:visited-style-name="Index_20_Link">6.5<text:tab/>Umstellung auf die Access-Datenbank<text:tab/>2</text:a></text:p>
          <text:p text:style-name="P10"><text:a xlink:type="simple" xlink:href="#__RefHeading__633_250894272" text:style-name="Index_20_Link" text:visited-style-name="Index_20_Link">7<text:tab/>Abschlussphase<text:tab/>2</text:a></text:p>
          <text:p text:style-name="P26"><text:a xlink:type="simple" xlink:href="#__RefHeading__635_250894272" text:style-name="Index_20_Link" text:visited-style-name="Index_20_Link">7.1<text:tab/>Übergabe an den Auftraggeber<text:tab/>2</text:a></text:p>
          <text:p text:style-name="P26"><text:a xlink:type="simple" xlink:href="#__RefHeading__637_250894272" text:style-name="Index_20_Link" text:visited-style-name="Index_20_Link">7.2<text:tab/>Fachlicher Soll/Ist Vergleich<text:tab/>3</text:a></text:p>
          <text:p text:style-name="P26"><text:a xlink:type="simple" xlink:href="#__RefHeading__639_250894272" text:style-name="Index_20_Link" text:visited-style-name="Index_20_Link">7.3<text:tab/>Zeitlicher Soll/Ist Vergleich<text:tab/>3</text:a></text:p>
          <text:p text:style-name="P10"><text:a xlink:type="simple" xlink:href="#__RefHeading__641_250894272" text:style-name="Index_20_Link" text:visited-style-name="Index_20_Link">8<text:tab/>Fazit<text:tab/>3</text:a></text:p>
          <text:p text:style-name="P10"><text:a xlink:type="simple" xlink:href="#__RefHeading__643_250894272" text:style-name="Index_20_Link" text:visited-style-name="Index_20_Link">A<text:tab/>Anhang<text:tab/>i</text:a></text:p>
          <text:p text:style-name="P26"><text:a xlink:type="simple" xlink:href="#__RefHeading__759_715724262" text:style-name="Index_20_Link" text:visited-style-name="Index_20_Link">A.1<text:tab/>Zeitlicher Ablauf (Gantt Diagramm)<text:tab/>i</text:a></text:p>
          <text:p text:style-name="P26"><text:a xlink:type="simple" xlink:href="#__RefHeading__761_715724262" text:style-name="Index_20_Link" text:visited-style-name="Index_20_Link">A.2<text:tab/>Lastenheft<text:tab/>i</text:a></text:p>
          <text:p text:style-name="P26"><text:a xlink:type="simple" xlink:href="#__RefHeading__763_715724262" text:style-name="Index_20_Link" text:visited-style-name="Index_20_Link">A.3<text:tab/>Use Case<text:tab/>i</text:a></text:p>
          <text:p text:style-name="P26"><text:a xlink:type="simple" xlink:href="#__RefHeading__765_715724262" text:style-name="Index_20_Link" text:visited-style-name="Index_20_Link">A.4<text:tab/>Pflichtenheft<text:tab/>i</text:a></text:p>
          <text:p text:style-name="P26"><text:a xlink:type="simple" xlink:href="#__RefHeading__767_715724262" text:style-name="Index_20_Link" text:visited-style-name="Index_20_Link">A.5<text:tab/>Datenbankmodell<text:tab/>i</text:a></text:p>
          <text:p text:style-name="P26"><text:a xlink:type="simple" xlink:href="#__RefHeading__769_715724262" text:style-name="Index_20_Link" text:visited-style-name="Index_20_Link">A.6<text:tab/>Formularansichten<text:tab/>i</text:a></text:p>
          <text:p text:style-name="P26"><text:a xlink:type="simple" xlink:href="#__RefHeading__771_715724262" text:style-name="Index_20_Link" text:visited-style-name="Index_20_Link">A.7<text:tab/>Testfälle<text:tab/>i</text:a></text:p>
          <text:p text:style-name="P26"><text:a xlink:type="simple" xlink:href="#__RefHeading__773_715724262" text:style-name="Index_20_Link" text:visited-style-name="Index_20_Link">A.8<text:tab/>Entwicklerdokumentation<text:tab/>i</text:a></text:p>
          <text:p text:style-name="P26"><text:a xlink:type="simple" xlink:href="#__RefHeading__775_715724262" text:style-name="Index_20_Link" text:visited-style-name="Index_20_Link">A.9<text:tab/>Benutzerdokumentation<text:tab/>i</text:a></text:p>
        </text:index-body>
      </text:table-of-content>
      <text:h text:style-name="P31" text:outline-level="2"/>
      <text:illustration-index text:style-name="Sect1" text:protected="true" text:name="Abbildungsverzeichnis1">
        <text:illustration-index-source text:caption-sequence-name="Illustration" text:caption-sequence-format="text">
          <text:index-title-template text:style-name="Illustration_20_Index_20_Heading">Abbildungsverzeichni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Abbildungsverzeichnis1_Head">
            <text:p text:style-name="Illustration_20_Index_20_Heading">Abbildungsverzeichnis</text:p>
          </text:index-title>
        </text:index-body>
      </text:illustration-index>
      <text:h text:style-name="P31" text:outline-level="2"/>
      <text:table-index text:style-name="Sect1" text:protected="true" text:name="Tabellenverzeichnis1">
        <text:table-index-source text:caption-sequence-name="Table" text:caption-sequence-format="text">
          <text:index-title-template text:style-name="Table_20_index_20_heading">Tabellenverzeichni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Tabellenverzeichnis1_Head">
            <text:p text:style-name="Table_20_index_20_heading">Tabellenverzeichnis</text:p>
          </text:index-title>
        </text:index-body>
      </text:table-index>
      <text:h text:style-name="P31" text:outline-level="2"/>
      <text:h text:style-name="P24" text:outline-level="1"><text:bookmark-start text:name="__RefHeading__585_250894272"/>Einleitung<text:bookmark-end text:name="__RefHeading__585_250894272"/></text:h>
      <text:h text:style-name="P12" text:outline-level="2"><text:bookmark-start text:name="__RefHeading__4094_362002097"/>Auftraggeber<text:bookmark-end text:name="__RefHeading__4094_362002097"/></text:h>
      <text:p text:style-name="P32">Auftraggeber ist die Secudrive mit Sitz in Berlin-Neukölln, <text:span text:style-name="T16">die u. a. ein innovatives Hightech Sicherheitssystem entwickelt</text:span> <text:span text:style-name="T16">hat</text:span>. <text:span text:style-name="T16">Das Unternehmen erwirtschaftete</text:span> 2013 einen Jahresumsatz von 1.350.000,- € . Die Secudrive beschäftigt 20 Festangestellte Mitarbeiter. <text:span text:style-name="T14">Meine Ansprechpartner sind Herr Linke und Herr Reich. </text:span></text:p>
      <text:h text:style-name="P13" text:outline-level="2">Aufgabe</text:h>
      <text:p text:style-name="P33">Die Secudrive ist im Begriff ihr Unternehmen in eine digitale Zukunft zu führen. <text:span text:style-name="T15">Teil der Bemühungen ist, den Einzelhandel auf eine Onlineplattform zu erweitern. Es wird eine Client-Server Lösung angestrebt, die über einen gebräuchlichen aktuellen Webbrowser erreicht wird. Gefordert ist eine einfach zu bedienende und offensichtliche Benutzeroberfläche mit geringer Hierarchietiefe. </text:span></text:p>
      <text:h text:style-name="P14" text:outline-level="2">Projektbegründung</text:h>
      <text:p text:style-name="P34">Die Geschäftsführung hat erkannt, das die bisherigen Vermarktungsaktivitäten des Unternehmens sich noch steigern lassen. Ziel ist die Marktpräsenz des Unternehmens weiter spürbar zu erhöhen und eine Umsatzsteigerung bis zum Jahresende um 30 Prozent zu erreichen. <text:span text:style-name="T17">Erreicht werden soll dies u. a. Durch eine attraktive Internetpräsenz mit einem integrierten Onlineshop auf einer neu zu errichtenden firmeninternen Serverplattform. Ich bekam die Aufgabe übertragen den Onlineshop zu entwickeln. </text:span></text:p>
      <text:h text:style-name="P15" text:outline-level="2">Projektschnittstellen</text:h>
      <text:p text:style-name="P35">Der Onlineshop ist in die Internetpräsenz integriert <text:span text:style-name="T18">und muss dementsprechend gestaltet werden. </text:span></text:p>
      <text:h text:style-name="P16" text:outline-level="2">Projektabgrenzung</text:h>
      <text:p text:style-name="P36">Die Internetpräsenz an sich ist nicht Teil der Aufgabe. </text:p>
      <text:h text:style-name="P22" text:outline-level="1"><text:bookmark-start text:name="__RefHeading__587_250894272"/>Projektplanung<text:bookmark-end text:name="__RefHeading__587_250894272"/></text:h>
      <text:h text:style-name="P17" text:outline-level="2">Grobplanung</text:h>
      <text:p text:style-name="P37">Der Projektantrag wird bis 07. Oktober 2014, 14:00 Uhr bei Moodle eingestellt. <text:span text:style-name="T19">Die Planungsphase ist bis zum 09. Oktober 2014 zu beenden. Der Prototyp „Onlineshop“ mit gesamter Projektpräsentation und Projektbericht wird am 24. Oktober 2014, 12:30 abgegeben. </text:span></text:p>
      <text:h text:style-name="Heading_20_2" text:outline-level="2"><text:soft-page-break/>Voraussetzungen</text:h>
      <text:p text:style-name="P38">Für die Entwicklung des Prototypen für den Onlineshop wird ein PC Arbeitsplatz mit Windows 7 für drei Wochen benötigt. Es gilt eine 35 Stunden Woche, regelmäßige Arbeitszeiten sind einzuhalten. <text:span text:style-name="T20">Die Anwender benötigen Administratorrechte auf ihrem PC und Eclipse als IDE. Ein Breitbandinternetzugang wird benötigt. </text:span></text:p>
      <text:h text:style-name="P18" text:outline-level="2">Entwicklungsprozess</text:h>
      <text:p text:style-name="P39">Es wird mit einem Agilen System gearbeitet, da so gewonnene Erkenntnisse auch <text:span text:style-name="T21">angewandt</text:span> werden können. </text:p>
      <text:p text:style-name="P40">GitHub wird für die Versionskontrolle eingesetzt.</text:p>
      <text:p text:style-name="P40">https://github.com/patrup/OnlineShop</text:p>
      <text:h text:style-name="P23" text:outline-level="1"><text:bookmark-start text:name="__RefHeading__589_250894272"/>Analysephase<text:bookmark-end text:name="__RefHeading__589_250894272"/></text:h>
      <text:h text:style-name="P19" text:outline-level="2">Problembeschreibung</text:h>
      <text:p text:style-name="P41">Die Secudrive will eine Umsatzsteigerung bis zum Jahresende um 30 Prozent erzielen. Erreicht werden soll dieses u. a. durch einen Onlineshop. <text:span text:style-name="T22">Der bisherige Handel wurde analog getätigt und soll nun auf das Internet als digitales Medium erweitert werden, u. a. um die Reichweite und Umsatz zu steigern. </text:span></text:p>
      <text:h text:style-name="Heading_20_2" text:outline-level="2">Ist-Zustand</text:h>
      <text:p text:style-name="P42">Bisher wurde der Handel analog getätigt und das Unternehmen hatte keine eigene Internetpräsenz. <text:span text:style-name="T23">Das Umsatzvolumen durch herkömmliche Methoden des Handels so wie der Vermarktung sind ausgereizt und die Reichweite soll erweitert werden. </text:span></text:p>
      <text:p text:style-name="P43">Die bisherige Praxis ist Personalintensiv <text:span text:style-name="T24">so wie</text:span> kostenintensiv <text:span text:style-name="T24">und bedarf der Optimierung. </text:span></text:p>
      <text:h text:style-name="P20" text:outline-level="2">Soll-Konzept</text:h>
      <text:p text:style-name="P44">Gewünscht wird eine Client-Server Lösung die <text:span text:style-name="T25">mit einem gängigem und aktuellem Webbrowser zu erreichen ist. Der Käufer soll Artikel ansehen und in einem Warenkorb speichern können. </text:span></text:p>
      <text:p text:style-name="P45">Zwischen verschiedenen Artikel-Kategorien soll navigiert werden können. <text:span text:style-name="T26">Eine Artikel-Übersicht soll angezeigt werden können mit einer Liste aller Artikel einer Kategorie oder dem Ergebnis einer Suchanfrage. Die Anzeige soll nach sinnvollen Kriterien sortiert werden können. Artikel haben eine Detailansicht. Es wird eine Anmeldung und Registrierung so wie AGBs und Impressum benötigt. </text:span></text:p>
      <text:p text:style-name="P47">Eine Schnellsuche ist gewünsch<text:span text:style-name="T28">t. Sie soll ständig verfügbar sein und</text:span> sich auf die aktuell betrachtete Artikel-Kategorie bezieht. <text:span text:style-name="T27">Außerdem soll eine Expertensuche mit weiteren Suchparametern implementiert werden. Die Suche soll mit weiteren Parametern verfeinerbar sein</text:span></text:p>
      <text:p text:style-name="P48"><text:soft-page-break/>Jeder Benutzer soll sich registrieren können, wobei seine Email-Adresse verifiziert werde muss, z. B. Durch Zusendung eines Aktivierungscodes. <text:span text:style-name="T29">Nach erfolgter Anmeldung soll jeder Benutzer eine personalisierte Einstiegsseite mit seinem Warenkorb sehen. Registrierte Benutzer sollen ihre Daten editieren oder ihre Mitgliedschaft beenden können. </text:span></text:p>
      <text:p text:style-name="P46"/>
      <text:h text:style-name="Heading_20_1" text:outline-level="1"><text:bookmark-start text:name="__RefHeading__591_250894272"/><text:soft-page-break/>Erste Auftraggeber wünsche<text:bookmark-end text:name="__RefHeading__591_250894272"/></text:h>
      <text:h text:style-name="Heading_20_1" text:outline-level="1"><text:bookmark-start text:name="__RefHeading__593_250894272"/>Analyse und Entwurf<text:bookmark-end text:name="__RefHeading__593_250894272"/></text:h>
      <text:h text:style-name="Heading_20_2" text:outline-level="2"><text:bookmark-start text:name="__RefHeading__595_250894272"/>Ist-Analyse<text:bookmark-end text:name="__RefHeading__595_250894272"/></text:h>
      <text:h text:style-name="Heading_20_2" text:outline-level="2"><text:bookmark-start text:name="__RefHeading__611_250894272"/>Zeitplan<text:bookmark-end text:name="__RefHeading__611_250894272"/></text:h>
      <text:h text:style-name="Heading_20_3" text:outline-level="3"><text:bookmark-start text:name="__RefHeading__617_250894272"/>Konstruktive Qualitätssicherung<text:bookmark-end text:name="__RefHeading__617_250894272"/></text:h>
      <text:h text:style-name="Heading_20_3" text:outline-level="3"><text:bookmark-start text:name="__RefHeading__619_250894272"/>Analytische Qualitätssicherung<text:bookmark-end text:name="__RefHeading__619_250894272"/></text:h>
      <text:h text:style-name="Heading_20_1" text:outline-level="1"><text:bookmark-start text:name="__RefHeading__621_250894272"/>Durchführung<text:bookmark-end text:name="__RefHeading__621_250894272"/></text:h>
      <text:h text:style-name="Heading_20_2" text:outline-level="2"><text:bookmark-start text:name="__RefHeading__623_250894272"/>Softwarerecherche<text:bookmark-end text:name="__RefHeading__623_250894272"/></text:h>
      <text:h text:style-name="Heading_20_2" text:outline-level="2"><text:bookmark-start text:name="__RefHeading__625_250894272"/>Entwurf und Design<text:bookmark-end text:name="__RefHeading__625_250894272"/></text:h>
      <text:h text:style-name="Heading_20_2" text:outline-level="2"><text:bookmark-start text:name="__RefHeading__627_250894272"/>Test<text:span text:style-name="T1">s</text:span><text:bookmark-end text:name="__RefHeading__627_250894272"/></text:h>
      <text:h text:style-name="Heading_20_2" text:outline-level="2"><text:bookmark-start text:name="__RefHeading__629_250894272"/>Migration der alten Daten<text:bookmark-end text:name="__RefHeading__629_250894272"/></text:h>
      <text:h text:style-name="Heading_20_2" text:outline-level="2"><text:bookmark-start text:name="__RefHeading__631_250894272"/>Umstellung auf d<text:span text:style-name="T2">ie</text:span> Access-<text:span text:style-name="T2">Datenbank</text:span><text:bookmark-end text:name="__RefHeading__631_250894272"/></text:h>
      <text:h text:style-name="Heading_20_1" text:outline-level="1"><text:bookmark-start text:name="__RefHeading__633_250894272"/>Abschlussphase<text:bookmark-end text:name="__RefHeading__633_250894272"/></text:h>
      <text:h text:style-name="Heading_20_2" text:outline-level="2"><text:bookmark-start text:name="__RefHeading__635_250894272"/>Übergabe an den Auftraggeber<text:bookmark-end text:name="__RefHeading__635_250894272"/></text:h>
      <text:h text:style-name="Heading_20_2" text:outline-level="2"><text:bookmark-start text:name="__RefHeading__637_250894272"/>Fachlicher Soll/Ist Vergleich<text:bookmark-end text:name="__RefHeading__637_250894272"/></text:h>
      <text:h text:style-name="Heading_20_2" text:outline-level="2"><text:bookmark-start text:name="__RefHeading__639_250894272"/>Zeitlicher Soll/Ist Vergleich<text:bookmark-end text:name="__RefHeading__639_250894272"/></text:h>
      <text:h text:style-name="Heading_20_1" text:outline-level="1"><text:bookmark-start text:name="__RefHeading__641_250894272"/>Fazit<text:bookmark-end text:name="__RefHeading__641_250894272"/></text:h>
      <text:p text:style-name="P7"/>
      <text:list xml:id="list1347795899031565875" text:style-name="Numbering_20_2">
        <text:list-item text:start-value="1">
          <text:h text:style-name="P25" text:outline-level="1" text:restart-numbering="true" text:start-value="1"><text:bookmark-start text:name="__RefHeading__643_250894272"/>Anhang<text:bookmark-end text:name="__RefHeading__643_250894272"/></text:h>
          <text:list>
            <text:list-item>
              <text:h text:style-name="P11" text:outline-level="2"><text:bookmark-start text:name="__RefHeading__759_715724262"/><text:span text:style-name="T4">Zeitlicher Ablauf (</text:span>Gantt Diagramm<text:span text:style-name="T4">)</text:span><text:bookmark-end text:name="__RefHeading__759_715724262"/></text:h>
            </text:list-item>
            <text:list-item>
              <text:h text:style-name="P11" text:outline-level="2"><text:bookmark-start text:name="__RefHeading__761_715724262"/>Lastenheft<text:bookmark-end text:name="__RefHeading__761_715724262"/></text:h>
            </text:list-item>
            <text:list-item>
              <text:h text:style-name="P11" text:outline-level="2"><text:bookmark-start text:name="__RefHeading__763_715724262"/>Use Case<text:bookmark-end text:name="__RefHeading__763_715724262"/></text:h>
            </text:list-item>
            <text:list-item>
              <text:h text:style-name="P11" text:outline-level="2"><text:bookmark-start text:name="__RefHeading__765_715724262"/>Pflichtenheft<text:bookmark-end text:name="__RefHeading__765_715724262"/></text:h>
            </text:list-item>
            <text:list-item>
              <text:h text:style-name="P11" text:outline-level="2"><text:bookmark-start text:name="__RefHeading__767_715724262"/>Datenbankmodell<text:bookmark-end text:name="__RefHeading__767_715724262"/></text:h>
            </text:list-item>
            <text:list-item>
              <text:h text:style-name="P11" text:outline-level="2"><text:bookmark-start text:name="__RefHeading__769_715724262"/>Formular<text:span text:style-name="T5">ansichten</text:span><text:bookmark-end text:name="__RefHeading__769_715724262"/></text:h>
            </text:list-item>
            <text:list-item>
              <text:h text:style-name="P11" text:outline-level="2"><text:bookmark-start text:name="__RefHeading__771_715724262"/>Testfälle<text:bookmark-end text:name="__RefHeading__771_715724262"/></text:h>
            </text:list-item>
            <text:list-item>
              <text:h text:style-name="P11" text:outline-level="2"><text:bookmark-start text:name="__RefHeading__773_715724262"/>Entwicklerdokumentation<text:bookmark-end text:name="__RefHeading__773_715724262"/></text:h>
            </text:list-item>
            <text:list-item>
              <text:h text:style-name="P11" text:outline-level="2"><text:bookmark-start text:name="__RefHeading__775_715724262"/>Benutzerdokumentation<text:bookmark-end text:name="__RefHeading__775_715724262"/></text:h>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Tahoma" svg:font-family="Tahoma" style:font-family-generic="swiss" style:font-pitch="variable"/>
    <style:font-face style:name="Tahoma2" svg:font-family="Tahoma" style:font-adornments="Fett" style:font-family-generic="swiss" style:font-pitch="variable"/>
    <style:font-face style:name="Tahoma3" svg:font-family="Tahoma" style:font-adornments="Kursiv" style:font-family-generic="swiss" style:font-pitch="variable"/>
    <style:font-face style:name="Tahoma1" svg:font-family="Tahoma" style:font-adornments="Standar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Line_20_Arrow" draw:display-name="Line Arrow" svg:viewBox="0 0 1122 2243" svg:d="M0 2108v17 17l12 42 30 34 38 21 43 4 29-8 30-21 25-26 13-34 343-1532 339 1520 13 42 29 34 39 21 42 4 42-12 34-30 21-42v-39-12l-4 4-440-1998-9-42-25-39-38-25-43-8-42 8-38 25-26 39-8 42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style:page-number="auto"/>
      <style:text-properties style:font-name="Tahoma1" fo:font-family="Tahoma" style:font-style-name="Standard" style:font-family-generic="swiss" style:font-pitch="variable" fo:font-size="11pt"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text:number-lines="true" text:line-number="0"/>
      <style:text-properties style:font-name="Tahoma2" fo:font-family="Tahoma" style:font-style-name="Fett" style:font-family-generic="swiss" style:font-pitch="variable"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style:paragraph-properties fo:margin-top="0.353cm" fo:margin-bottom="0.212cm" loext:contextual-spacing="false" style:page-number="auto" text:number-lines="true" text:line-number="1"/>
      <style:text-properties style:font-name="Tahoma2" fo:font-family="Tahoma" style:font-style-name="Fett" style:font-family-generic="swiss" style:font-pitch="variable"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style:font-name="Tahoma2" fo:font-family="Tahoma" style:font-style-name="Fett" style:font-family-generic="swiss" style:font-pitch="variable" fo:font-size="14pt" fo:font-weight="bold" style:font-size-asian="14pt" style:font-weight-asian="bold" style:font-size-complex="14pt" style:font-weight-complex="bold"/>
    </style:style>
    <style:style style:name="Frame_20_contents" style:display-name="Frame contents" style:family="paragraph" style:parent-style-name="Standard" style:class="extra"/>
    <style:style style:name="Illustration" style:family="paragraph" style:parent-style-name="Caption" style:class="extra">
      <style:text-properties style:font-name="Tahoma3" fo:font-family="Tahoma" style:font-style-name="Kursiv" style:font-family-generic="swiss" style:font-pitch="variable" fo:font-size="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text-properties style:font-name="Tahoma3" fo:font-family="Tahoma" style:font-style-name="Kursiv" style:font-family-generic="swiss" style:font-pitch="variable" fo:font-size="11pt"/>
    </style:style>
    <style:style style:name="Text" style:family="paragraph" style:parent-style-name="Caption" style:class="extra"/>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loext: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A">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display-levels="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A"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A"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A"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A"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A"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A"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A"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color="#b2b2b2" style:font-name="Tahoma" fo:font-size="10pt" officeooo:rsid="00940677" officeooo:paragraph-rsid="00940677" style:font-size-asian="10pt" style:font-size-complex="10pt"/>
    </style:style>
    <style:style style:name="MP2" style:family="paragraph" style:parent-style-name="Footer">
      <style:paragraph-properties fo:text-align="start" style:justify-single-word="false"/>
      <style:text-properties officeooo:rsid="007cd5ac" officeooo:paragraph-rsid="007cd5ac"/>
    </style:style>
    <style:style style:name="MP3" style:family="paragraph" style:parent-style-name="Footer">
      <style:text-properties officeooo:rsid="00846ab1" officeooo:paragraph-rsid="00846ab1"/>
    </style:style>
    <style:style style:name="MT1" style:family="text">
      <style:text-properties fo:color="#b2b2b2" style:font-name="Tahoma" fo:font-size="10pt" officeooo:rsid="00971dd8" style:font-size-asian="10pt" style:font-size-complex="10pt"/>
    </style:style>
    <style:style style:name="MT2" style:family="text">
      <style:text-properties fo:color="#b2b2b2" style:font-name="Tahoma" fo:font-size="10pt" style:font-size-asian="10pt" style:font-size-complex="10pt"/>
    </style:style>
    <style:style style:name="MT3" style:family="text">
      <style:text-properties fo:color="#000000"/>
    </style:style>
    <style:style style:name="MT4" style:family="text">
      <style:text-properties fo:color="#b2b2b2" style:font-name="Tahoma" officeooo:rsid="00971dd8"/>
    </style:style>
    <style:style style:name="MT5" style:family="text">
      <style:text-properties fo:color="#b2b2b2" style:font-name="Tahoma"/>
    </style:style>
    <style:page-layout style:name="Mpm1">
      <style:page-layout-properties fo:page-width="21.001cm" fo:page-height="29.7cm" style:num-format="1" style:print-orientation="portrait" fo:margin-top="2cm" fo:margin-bottom="2cm" fo:margin-left="2cm" fo:margin-right="2cm"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i"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header>
        <text:p text:style-name="MP1"><text:title>IHK Dokumentation mit Deckblatt, Verzeichnissen und Anhang</text:title></text:p>
      </style:header>
      <style:footer>
        <text:p text:style-name="MP2"><text:span text:style-name="MT1">Patrick</text:span><text:span text:style-name="MT2"> </text:span><text:span text:style-name="MT1">Rupprecht</text:span><text:tab/><text:tab/><text:span text:style-name="MT3"><text:page-number text:select-page="current">4</text:page-number></text:span></text:p>
      </style:footer>
    </style:master-page>
    <style:master-page style:name="First_20_Page" style:display-name="First Page" style:page-layout-name="Mpm2" style:next-style-name="Standard"/>
    <style:master-page style:name="Index" style:page-layout-name="Mpm3">
      <style:footer>
        <text:p text:style-name="Footer"><text:page-number text:select-page="current">I</text:page-number></text:p>
      </style:footer>
    </style:master-page>
    <style:master-page style:name="Footnote" style:page-layout-name="Mpm4"/>
    <style:master-page style:name="Envelope" style:page-layout-name="Mpm5"/>
    <style:master-page style:name="Endnote" style:page-layout-name="Mpm4"/>
    <style:master-page style:name="Anhang" style:page-layout-name="Mpm6">
      <style:header>
        <text:p text:style-name="Header"/>
      </style:header>
      <style:footer>
        <text:p text:style-name="MP3"><text:span text:style-name="MT4">Patrick</text:span><text:span text:style-name="MT5"> </text:span><text:span text:style-name="MT4">Rupprecht</text:span><text:tab/><text:tab/><text:page-number text:select-page="current">i</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20T11:03:42.413000000</meta:creation-date>
    <meta:editing-duration>PT4H35M10S</meta:editing-duration>
    <meta:editing-cycles>58</meta:editing-cycles>
    <meta:generator>LibreOffice/4.3.0.4$Windows_x86 LibreOffice_project/62ad5818884a2fc2e5780dd45466868d41009ec0</meta:generator>
    <dc:title>IHK Dokumentation mit Deckblatt, Verzeichnissen und Anhang</dc:title>
    <dc:date>2014-10-20T15:42:17.881000000</dc:date>
    <meta:document-statistic meta:table-count="0" meta:image-count="0" meta:object-count="0" meta:page-count="9" meta:paragraph-count="107" meta:word-count="794" meta:character-count="5870" meta:non-whitespace-character-count="5208"/>
  </office:meta>
</office:document-meta>
</file>